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ragmataPro Mono" svg:font-family="'PragmataPro Mono'" style:font-family-generic="modern"/>
  </office:font-face-decls>
  <office:automatic-styles>
    <style:style style:name="co1" style:family="table-column">
      <style:table-column-properties fo:break-before="auto" style:column-width="3.6965in"/>
    </style:style>
    <style:style style:name="co2" style:family="table-column">
      <style:table-column-properties fo:break-before="auto" style:column-width="1.9917in"/>
    </style:style>
    <style:style style:name="co3" style:family="table-column">
      <style:table-column-properties fo:break-before="auto" style:column-width="1.8665in"/>
    </style:style>
    <style:style style:name="co4" style:family="table-column">
      <style:table-column-properties fo:break-before="auto" style:column-width="2.1425in"/>
    </style:style>
    <style:style style:name="co5" style:family="table-column">
      <style:table-column-properties fo:break-before="auto" style:column-width="2.01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nil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se BA2 File</text:p>
          </table:table-cell>
          <table:table-cell office:value-type="string" calcext:value-type="string">
            <text:p>File Size (Bytes)</text:p>
          </table:table-cell>
          <table:table-cell office:value-type="string" calcext:value-type="string">
            <text:p>File Size (GiB)</text:p>
          </table:table-cell>
          <table:table-cell office:value-type="string" calcext:value-type="string">
            <text:p>Uncompressed File Size (Bytes)</text:p>
          </table:table-cell>
          <table:table-cell office:value-type="string" calcext:value-type="string">
            <text:p>Uncompressed File Size (GiB)</text:p>
          </table:table-cell>
        </table:table-row>
        <table:table-row table:style-name="ro1">
          <table:table-cell office:value-type="string" calcext:value-type="string">
            <text:p>dlcCoastTextures</text:p>
          </table:table-cell>
          <table:table-cell table:number-columns-repeated="2"/>
          <table:table-cell office:value-type="float" office:value="2776386172" calcext:value-type="float">
            <text:p>2776386172</text:p>
          </table:table-cell>
          <table:table-cell table:formula="of:=[.D2]/1024/1024/1024" office:value-type="float" office:value="2.58571111783385" calcext:value-type="float">
            <text:p>2.58571111783385</text:p>
          </table:table-cell>
        </table:table-row>
        <table:table-row table:style-name="ro1">
          <table:table-cell office:value-type="string" calcext:value-type="string">
            <text:p>dlcNukaWorldTextures</text:p>
          </table:table-cell>
          <table:table-cell table:number-columns-repeated="2"/>
          <table:table-cell office:value-type="float" office:value="3976985292" calcext:value-type="float">
            <text:p>3976985292</text:p>
          </table:table-cell>
          <table:table-cell table:formula="of:=[.D3]/1024/1024/1024" office:value-type="float" office:value="3.70385618135333" calcext:value-type="float">
            <text:p>3.70385618135333</text:p>
          </table:table-cell>
        </table:table-row>
        <table:table-row table:style-name="ro1">
          <table:table-cell office:value-type="string" calcext:value-type="string">
            <text:p>dlcRobotTextures</text:p>
          </table:table-cell>
          <table:table-cell table:number-columns-repeated="2"/>
          <table:table-cell office:value-type="float" office:value="365104892" calcext:value-type="float">
            <text:p>365104892</text:p>
          </table:table-cell>
          <table:table-cell table:formula="of:=[.D4]/1024/1024/1024" office:value-type="float" office:value="0.340030428022146" calcext:value-type="float">
            <text:p>0.340030428022146</text:p>
          </table:table-cell>
        </table:table-row>
        <table:table-row table:style-name="ro1">
          <table:table-cell office:value-type="string" calcext:value-type="string">
            <text:p>dlcWorkshop1Textures</text:p>
          </table:table-cell>
          <table:table-cell table:number-columns-repeated="2"/>
          <table:table-cell office:value-type="float" office:value="47551208" calcext:value-type="float">
            <text:p>47551208</text:p>
          </table:table-cell>
          <table:table-cell table:formula="of:=[.D5]/1024/1024/1024" office:value-type="float" office:value="0.0442855134606361" calcext:value-type="float">
            <text:p>0.0442855134606361</text:p>
          </table:table-cell>
        </table:table-row>
        <table:table-row table:style-name="ro1">
          <table:table-cell office:value-type="string" calcext:value-type="string">
            <text:p>dlcWorkshop2Textures</text:p>
          </table:table-cell>
          <table:table-cell table:number-columns-repeated="2"/>
          <table:table-cell office:value-type="float" office:value="292801172" calcext:value-type="float">
            <text:p>292801172</text:p>
          </table:table-cell>
          <table:table-cell table:formula="of:=[.D6]/1024/1024/1024" office:value-type="float" office:value="0.27269234135747" calcext:value-type="float">
            <text:p>0.27269234135747</text:p>
          </table:table-cell>
        </table:table-row>
        <table:table-row table:style-name="ro1">
          <table:table-cell office:value-type="string" calcext:value-type="string">
            <text:p>dlcWorkshop3Textures</text:p>
          </table:table-cell>
          <table:table-cell table:number-columns-repeated="2"/>
          <table:table-cell office:value-type="float" office:value="349380484" calcext:value-type="float">
            <text:p>349380484</text:p>
          </table:table-cell>
          <table:table-cell table:formula="of:=[.D7]/1024/1024/1024" office:value-type="float" office:value="0.325385931879282" calcext:value-type="float">
            <text:p>0.325385931879282</text:p>
          </table:table-cell>
        </table:table-row>
        <table:table-row table:style-name="ro1">
          <table:table-cell office:value-type="string" calcext:value-type="string">
            <text:p>fallout4Textures1</text:p>
          </table:table-cell>
          <table:table-cell table:number-columns-repeated="2"/>
          <table:table-cell office:value-type="float" office:value="4283897708" calcext:value-type="float">
            <text:p>4283897708</text:p>
          </table:table-cell>
          <table:table-cell table:formula="of:=[.D8]/1024/1024/1024" office:value-type="float" office:value="3.98969064280391" calcext:value-type="float">
            <text:p>3.98969064280391</text:p>
          </table:table-cell>
        </table:table-row>
        <table:table-row table:style-name="ro1">
          <table:table-cell office:value-type="string" calcext:value-type="string">
            <text:p>fallout4Textures2</text:p>
          </table:table-cell>
          <table:table-cell table:number-columns-repeated="2"/>
          <table:table-cell office:value-type="float" office:value="3904311368" calcext:value-type="float">
            <text:p>3904311368</text:p>
          </table:table-cell>
          <table:table-cell table:formula="of:=[.D9]/1024/1024/1024" office:value-type="float" office:value="3.63617331534624" calcext:value-type="float">
            <text:p>3.63617331534624</text:p>
          </table:table-cell>
        </table:table-row>
        <table:table-row table:style-name="ro1">
          <table:table-cell office:value-type="string" calcext:value-type="string">
            <text:p>fallout4Textures3</text:p>
          </table:table-cell>
          <table:table-cell table:number-columns-repeated="2"/>
          <table:table-cell office:value-type="float" office:value="3419866776" calcext:value-type="float">
            <text:p>3419866776</text:p>
          </table:table-cell>
          <table:table-cell table:formula="of:=[.D10]/1024/1024/1024" office:value-type="float" office:value="3.18499913066626" calcext:value-type="float">
            <text:p>3.18499913066626</text:p>
          </table:table-cell>
        </table:table-row>
        <table:table-row table:style-name="ro1">
          <table:table-cell office:value-type="string" calcext:value-type="string">
            <text:p>fallout4Textures4</text:p>
          </table:table-cell>
          <table:table-cell table:number-columns-repeated="2"/>
          <table:table-cell office:value-type="float" office:value="3388109572" calcext:value-type="float">
            <text:p>3388109572</text:p>
          </table:table-cell>
          <table:table-cell table:formula="of:=[.D11]/1024/1024/1024" office:value-type="float" office:value="3.15542292967439" calcext:value-type="float">
            <text:p>3.15542292967439</text:p>
          </table:table-cell>
        </table:table-row>
        <table:table-row table:style-name="ro1">
          <table:table-cell office:value-type="string" calcext:value-type="string">
            <text:p>fallout4Textures5</text:p>
          </table:table-cell>
          <table:table-cell table:number-columns-repeated="2"/>
          <table:table-cell office:value-type="float" office:value="3412905568" calcext:value-type="float">
            <text:p>3412905568</text:p>
          </table:table-cell>
          <table:table-cell table:formula="of:=[.D12]/1024/1024/1024" office:value-type="float" office:value="3.17851600050926" calcext:value-type="float">
            <text:p>3.17851600050926</text:p>
          </table:table-cell>
        </table:table-row>
        <table:table-row table:style-name="ro1">
          <table:table-cell office:value-type="string" calcext:value-type="string">
            <text:p>fallout4Textures6</text:p>
          </table:table-cell>
          <table:table-cell table:number-columns-repeated="2"/>
          <table:table-cell office:value-type="float" office:value="2565187332" calcext:value-type="float">
            <text:p>2565187332</text:p>
          </table:table-cell>
          <table:table-cell table:formula="of:=[.D13]/1024/1024/1024" office:value-type="float" office:value="2.38901687040925" calcext:value-type="float">
            <text:p>2.38901687040925</text:p>
          </table:table-cell>
        </table:table-row>
        <table:table-row table:style-name="ro1">
          <table:table-cell office:value-type="string" calcext:value-type="string">
            <text:p>fallout4Textures7</text:p>
          </table:table-cell>
          <table:table-cell table:number-columns-repeated="2"/>
          <table:table-cell office:value-type="float" office:value="1237517520" calcext:value-type="float">
            <text:p>1237517520</text:p>
          </table:table-cell>
          <table:table-cell table:formula="of:=[.D14]/1024/1024/1024" office:value-type="float" office:value="1.15252800285816" calcext:value-type="float">
            <text:p>1.15252800285816</text:p>
          </table:table-cell>
        </table:table-row>
        <table:table-row table:style-name="ro1">
          <table:table-cell office:value-type="string" calcext:value-type="string">
            <text:p>fallout4Textures8</text:p>
          </table:table-cell>
          <table:table-cell table:number-columns-repeated="2"/>
          <table:table-cell office:value-type="float" office:value="1238390200" calcext:value-type="float">
            <text:p>1238390200</text:p>
          </table:table-cell>
          <table:table-cell table:formula="of:=[.D15]/1024/1024/1024" office:value-type="float" office:value="1.15334074944258" calcext:value-type="float">
            <text:p>1.15334074944258</text:p>
          </table:table-cell>
        </table:table-row>
        <table:table-row table:style-name="ro1">
          <table:table-cell office:value-type="string" calcext:value-type="string">
            <text:p>fallout4Textures9</text:p>
          </table:table-cell>
          <table:table-cell table:number-columns-repeated="2"/>
          <table:table-cell office:value-type="float" office:value="1547749348" calcext:value-type="float">
            <text:p>1547749348</text:p>
          </table:table-cell>
          <table:table-cell table:formula="of:=[.D16]/1024/1024/1024" office:value-type="float" office:value="1.44145390763879" calcext:value-type="float">
            <text:p>1.441453907638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6])" office:value-type="float" office:value="0" calcext:value-type="float">
            <text:p>0</text:p>
          </table:table-cell>
          <table:table-cell table:formula="of:=SUM([.C2:.C16])" office:value-type="float" office:value="0" calcext:value-type="float">
            <text:p>0</text:p>
          </table:table-cell>
          <table:table-cell table:formula="of:=SUM([.D2:.D16])" office:value-type="float" office:value="32806144612" calcext:value-type="float">
            <text:p>32806144612</text:p>
          </table:table-cell>
          <table:table-cell table:formula="of:=SUM([.E2:.E16])" office:value-type="float" office:value="30.5531030632555" calcext:value-type="float">
            <text:p>30.553103063255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6])" office:value-type="float" office:value="0" calcext:value-type="float">
            <text:p>0</text:p>
          </table:table-cell>
          <table:table-cell table:formula="of:=MAX([.C2:.C16])" office:value-type="float" office:value="0" calcext:value-type="float">
            <text:p>0</text:p>
          </table:table-cell>
          <table:table-cell table:formula="of:=MAX([.D2:.D16])" office:value-type="float" office:value="4283897708" calcext:value-type="float">
            <text:p>4283897708</text:p>
          </table:table-cell>
          <table:table-cell table:formula="of:=MAX([.E2:.E16])" office:value-type="float" office:value="3.98969064280391" calcext:value-type="float">
            <text:p>3.9896906428039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tched BA2 File</text:p>
          </table:table-cell>
          <table:table-cell office:value-type="string" calcext:value-type="string">
            <text:p>File Size (Bytes)</text:p>
          </table:table-cell>
          <table:table-cell office:value-type="string" calcext:value-type="string">
            <text:p>File Size (GiB)</text:p>
          </table:table-cell>
          <table:table-cell office:value-type="string" calcext:value-type="string">
            <text:p>Uncompressed File Size (Bytes)</text:p>
          </table:table-cell>
          <table:table-cell office:value-type="string" calcext:value-type="string">
            <text:p>Uncompressed File Size (GiB)</text:p>
          </table:table-cell>
        </table:table-row>
        <table:table-row table:style-name="ro1">
          <table:table-cell office:value-type="string" calcext:value-type="string">
            <text:p>dlcCoastTextures</text:p>
          </table:table-cell>
          <table:table-cell office:value-type="float" office:value="2097016436" calcext:value-type="float">
            <text:p>2097016436</text:p>
          </table:table-cell>
          <table:table-cell table:formula="of:=[.B23]/1024/1024/1024" office:value-type="float" office:value="1.95299874618649" calcext:value-type="float">
            <text:p>1.95299874618649</text:p>
          </table:table-cell>
          <table:table-cell/>
          <table:table-cell table:formula="of:=[.D23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NukaWorldTextures</text:p>
          </table:table-cell>
          <table:table-cell office:value-type="float" office:value="3105490893" calcext:value-type="float">
            <text:p>3105490893</text:p>
          </table:table-cell>
          <table:table-cell table:formula="of:=[.B24]/1024/1024/1024" office:value-type="float" office:value="2.89221377391368" calcext:value-type="float">
            <text:p>2.89221377391368</text:p>
          </table:table-cell>
          <table:table-cell/>
          <table:table-cell table:formula="of:=[.D24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RobotTextures</text:p>
          </table:table-cell>
          <table:table-cell office:value-type="float" office:value="301070795" calcext:value-type="float">
            <text:p>301070795</text:p>
          </table:table-cell>
          <table:table-cell table:formula="of:=[.B25]/1024/1024/1024" office:value-type="float" office:value="0.280394027940929" calcext:value-type="float">
            <text:p>0.280394027940929</text:p>
          </table:table-cell>
          <table:table-cell/>
          <table:table-cell table:formula="of:=[.D25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Workshop1Textures</text:p>
          </table:table-cell>
          <table:table-cell office:value-type="float" office:value="35920716" calcext:value-type="float">
            <text:p>35920716</text:p>
          </table:table-cell>
          <table:table-cell table:formula="of:=[.B26]/1024/1024/1024" office:value-type="float" office:value="0.0334537737071514" calcext:value-type="float">
            <text:p>0.0334537737071514</text:p>
          </table:table-cell>
          <table:table-cell/>
          <table:table-cell table:formula="of:=[.D26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Workshop2Textures</text:p>
          </table:table-cell>
          <table:table-cell office:value-type="float" office:value="213100442" calcext:value-type="float">
            <text:p>213100442</text:p>
          </table:table-cell>
          <table:table-cell table:formula="of:=[.B27]/1024/1024/1024" office:value-type="float" office:value="0.198465252295136" calcext:value-type="float">
            <text:p>0.198465252295136</text:p>
          </table:table-cell>
          <table:table-cell/>
          <table:table-cell table:formula="of:=[.D27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Workshop3Textures</text:p>
          </table:table-cell>
          <table:table-cell office:value-type="float" office:value="187790820" calcext:value-type="float">
            <text:p>187790820</text:p>
          </table:table-cell>
          <table:table-cell table:formula="of:=[.B28]/1024/1024/1024" office:value-type="float" office:value="0.174893829971552" calcext:value-type="float">
            <text:p>0.174893829971552</text:p>
          </table:table-cell>
          <table:table-cell/>
          <table:table-cell table:formula="of:=[.D28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1</text:p>
          </table:table-cell>
          <table:table-cell office:value-type="float" office:value="7905330880" calcext:value-type="float">
            <text:p>7905330880</text:p>
          </table:table-cell>
          <table:table-cell table:formula="of:=[.B29]/1024/1024/1024" office:value-type="float" office:value="7.36241310834885" calcext:value-type="float">
            <text:p>7.36241310834885</text:p>
          </table:table-cell>
          <table:table-cell/>
          <table:table-cell table:formula="of:=[.D29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2</text:p>
          </table:table-cell>
          <table:table-cell office:value-type="float" office:value="7457084316" calcext:value-type="float">
            <text:p>7457084316</text:p>
          </table:table-cell>
          <table:table-cell table:formula="of:=[.B30]/1024/1024/1024" office:value-type="float" office:value="6.94495096430182" calcext:value-type="float">
            <text:p>6.94495096430182</text:p>
          </table:table-cell>
          <table:table-cell/>
          <table:table-cell table:formula="of:=[.D30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3</text:p>
          </table:table-cell>
          <table:table-cell office:value-type="float" office:value="5199799391" calcext:value-type="float">
            <text:p>5199799391</text:p>
          </table:table-cell>
          <table:table-cell table:formula="of:=[.B31]/1024/1024/1024" office:value-type="float" office:value="4.84269055631012" calcext:value-type="float">
            <text:p>4.84269055631012</text:p>
          </table:table-cell>
          <table:table-cell/>
          <table:table-cell table:formula="of:=[.D31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4</text:p>
          </table:table-cell>
          <table:table-cell office:value-type="float" office:value="4422703654" calcext:value-type="float">
            <text:p>4422703654</text:p>
          </table:table-cell>
          <table:table-cell table:formula="of:=[.B32]/1024/1024/1024" office:value-type="float" office:value="4.11896375380456" calcext:value-type="float">
            <text:p>4.11896375380456</text:p>
          </table:table-cell>
          <table:table-cell/>
          <table:table-cell table:formula="of:=[.D32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5</text:p>
          </table:table-cell>
          <table:table-cell office:value-type="float" office:value="3804958810" calcext:value-type="float">
            <text:p>3804958810</text:p>
          </table:table-cell>
          <table:table-cell table:formula="of:=[.B33]/1024/1024/1024" office:value-type="float" office:value="3.54364403523505" calcext:value-type="float">
            <text:p>3.54364403523505</text:p>
          </table:table-cell>
          <table:table-cell/>
          <table:table-cell table:formula="of:=[.D33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6</text:p>
          </table:table-cell>
          <table:table-cell office:value-type="float" office:value="2428758545" calcext:value-type="float">
            <text:p>2428758545</text:p>
          </table:table-cell>
          <table:table-cell table:formula="of:=[.B34]/1024/1024/1024" office:value-type="float" office:value="2.26195766124874" calcext:value-type="float">
            <text:p>2.26195766124874</text:p>
          </table:table-cell>
          <table:table-cell/>
          <table:table-cell table:formula="of:=[.D34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7</text:p>
          </table:table-cell>
          <table:table-cell office:value-type="float" office:value="722009972" calcext:value-type="float">
            <text:p>722009972</text:p>
          </table:table-cell>
          <table:table-cell table:formula="of:=[.B35]/1024/1024/1024" office:value-type="float" office:value="0.67242418602109" calcext:value-type="float">
            <text:p>0.67242418602109</text:p>
          </table:table-cell>
          <table:table-cell/>
          <table:table-cell table:formula="of:=[.D35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8</text:p>
          </table:table-cell>
          <table:table-cell office:value-type="float" office:value="790042919" calcext:value-type="float">
            <text:p>790042919</text:p>
          </table:table-cell>
          <table:table-cell table:formula="of:=[.B36]/1024/1024/1024" office:value-type="float" office:value="0.735784805379808" calcext:value-type="float">
            <text:p>0.735784805379808</text:p>
          </table:table-cell>
          <table:table-cell/>
          <table:table-cell table:formula="of:=[.D36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9</text:p>
          </table:table-cell>
          <table:table-cell office:value-type="float" office:value="1314913042" calcext:value-type="float">
            <text:p>1314913042</text:p>
          </table:table-cell>
          <table:table-cell table:formula="of:=[.B37]/1024/1024/1024" office:value-type="float" office:value="1.22460819967091" calcext:value-type="float">
            <text:p>1.22460819967091</text:p>
          </table:table-cell>
          <table:table-cell/>
          <table:table-cell table:formula="of:=[.D37]/1024/1024/102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3:.B37])" office:value-type="float" office:value="39985991631" calcext:value-type="float">
            <text:p>39985991631</text:p>
          </table:table-cell>
          <table:table-cell table:formula="of:=SUM([.C23:.C37])" office:value-type="float" office:value="37.2398566743359" calcext:value-type="float">
            <text:p>37.2398566743359</text:p>
          </table:table-cell>
          <table:table-cell table:formula="of:=SUM([.D23:.D37])" office:value-type="float" office:value="0" calcext:value-type="float">
            <text:p>0</text:p>
          </table:table-cell>
          <table:table-cell table:formula="of:=SUM([.E23:.E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3:.B37])" office:value-type="float" office:value="7905330880" calcext:value-type="float">
            <text:p>7905330880</text:p>
          </table:table-cell>
          <table:table-cell table:formula="of:=MAX([.C23:.C37])" office:value-type="float" office:value="7.36241310834885" calcext:value-type="float">
            <text:p>7.36241310834885</text:p>
          </table:table-cell>
          <table:table-cell table:formula="of:=MAX([.D23:.D37])" office:value-type="float" office:value="0" calcext:value-type="float">
            <text:p>0</text:p>
          </table:table-cell>
          <table:table-cell table:formula="of:=MAX([.E23:.E3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ack File</text:p>
          </table:table-cell>
          <table:table-cell office:value-type="string" calcext:value-type="string">
            <text:p>Compressed File Size (Bytes)</text:p>
          </table:table-cell>
          <table:table-cell office:value-type="string" calcext:value-type="string">
            <text:p>Compressed File Size (GiB)</text:p>
          </table:table-cell>
          <table:table-cell office:value-type="string" calcext:value-type="string">
            <text:p>Uncompressed File Size (Bytes)</text:p>
          </table:table-cell>
          <table:table-cell office:value-type="string" calcext:value-type="string">
            <text:p>Uncompressed File Size (GiB)</text:p>
          </table:table-cell>
        </table:table-row>
        <table:table-row table:style-name="ro1">
          <table:table-cell office:value-type="string" calcext:value-type="string">
            <text:p>1. Performance Overhaul-23556-1-0-1565601510</text:p>
          </table:table-cell>
          <table:table-cell office:value-type="float" office:value="10009580533" calcext:value-type="float">
            <text:p>10009580533</text:p>
          </table:table-cell>
          <table:table-cell table:formula="of:=[.B44]/1024/1024/1024" office:value-type="float" office:value="9.32214831281453" calcext:value-type="float">
            <text:p>9.32214831281453</text:p>
          </table:table-cell>
          <table:table-cell office:value-type="float" office:value="18318719336" calcext:value-type="float">
            <text:p>18318719336</text:p>
          </table:table-cell>
          <table:table-cell table:formula="of:=[.D44]/1024/1024/1024" office:value-type="float" office:value="17.0606368556619" calcext:value-type="float">
            <text:p>17.0606368556619</text:p>
          </table:table-cell>
        </table:table-row>
        <table:table-row table:style-name="ro1">
          <table:table-cell office:value-type="string" calcext:value-type="string">
            <text:p>2a. Main Repack - Part One-23556-1-0-1565616028</text:p>
          </table:table-cell>
          <table:table-cell office:value-type="float" office:value="6461194212" calcext:value-type="float">
            <text:p>6461194212</text:p>
          </table:table-cell>
          <table:table-cell table:formula="of:=[.B45]/1024/1024/1024" office:value-type="float" office:value="6.01745602861047" calcext:value-type="float">
            <text:p>6.01745602861047</text:p>
          </table:table-cell>
          <table:table-cell office:value-type="float" office:value="11633468452" calcext:value-type="float">
            <text:p>11633468452</text:p>
          </table:table-cell>
          <table:table-cell table:formula="of:=[.D45]/1024/1024/1024" office:value-type="float" office:value="10.8345117904246" calcext:value-type="float">
            <text:p>10.8345117904246</text:p>
          </table:table-cell>
        </table:table-row>
        <table:table-row table:style-name="ro1">
          <table:table-cell office:value-type="string" calcext:value-type="string">
            <text:p>2b. Main Repack - Part Two-23556-1-0-1565980979</text:p>
          </table:table-cell>
          <table:table-cell office:value-type="float" office:value="8090229305" calcext:value-type="float">
            <text:p>8090229305</text:p>
          </table:table-cell>
          <table:table-cell table:formula="of:=[.B46]/1024/1024/1024" office:value-type="float" office:value="7.53461318556219" calcext:value-type="float">
            <text:p>7.53461318556219</text:p>
          </table:table-cell>
          <table:table-cell office:value-type="float" office:value="14843294913" calcext:value-type="float">
            <text:p>14843294913</text:p>
          </table:table-cell>
          <table:table-cell table:formula="of:=[.D46]/1024/1024/1024" office:value-type="float" office:value="13.823895634152" calcext:value-type="float">
            <text:p>13.823895634152</text:p>
          </table:table-cell>
        </table:table-row>
        <table:table-row table:style-name="ro1">
          <table:table-cell office:value-type="string" calcext:value-type="string">
            <text:p>2c. Main Reapack - Part Three-23556-1-0-1565605113</text:p>
          </table:table-cell>
          <table:table-cell office:value-type="float" office:value="3100799827" calcext:value-type="float">
            <text:p>3100799827</text:p>
          </table:table-cell>
          <table:table-cell table:formula="of:=[.B47]/1024/1024/1024" office:value-type="float" office:value="2.88784487824887" calcext:value-type="float">
            <text:p>2.88784487824887</text:p>
          </table:table-cell>
          <table:table-cell office:value-type="float" office:value="5702597788" calcext:value-type="float">
            <text:p>5702597788</text:p>
          </table:table-cell>
          <table:table-cell table:formula="of:=[.D47]/1024/1024/1024" office:value-type="float" office:value="5.31095805391669" calcext:value-type="float">
            <text:p>5.31095805391669</text:p>
          </table:table-cell>
        </table:table-row>
        <table:table-row table:style-name="ro1">
          <table:table-cell office:value-type="string" calcext:value-type="string">
            <text:p>2a. Quality Addon - Part One-23556-1-0-1565546826</text:p>
          </table:table-cell>
          <table:table-cell office:value-type="float" office:value="6992674100" calcext:value-type="float">
            <text:p>6992674100</text:p>
          </table:table-cell>
          <table:table-cell table:formula="of:=[.B48]/1024/1024/1024" office:value-type="float" office:value="6.51243524625897" calcext:value-type="float">
            <text:p>6.51243524625897</text:p>
          </table:table-cell>
          <table:table-cell office:value-type="float" office:value="13232299676" calcext:value-type="float">
            <text:p>13232299676</text:p>
          </table:table-cell>
          <table:table-cell table:formula="of:=[.D48]/1024/1024/1024" office:value-type="float" office:value="12.3235394023359" calcext:value-type="float">
            <text:p>12.3235394023359</text:p>
          </table:table-cell>
        </table:table-row>
        <table:table-row table:style-name="ro1">
          <table:table-cell office:value-type="string" calcext:value-type="string">
            <text:p>2b. Quality Overhaul - Part Two-23556-1-0-1565980973</text:p>
          </table:table-cell>
          <table:table-cell office:value-type="float" office:value="8734052599" calcext:value-type="float">
            <text:p>8734052599</text:p>
          </table:table-cell>
          <table:table-cell table:formula="of:=[.B49]/1024/1024/1024" office:value-type="float" office:value="8.13422035332769" calcext:value-type="float">
            <text:p>8.13422035332769</text:p>
          </table:table-cell>
          <table:table-cell office:value-type="float" office:value="16076291488" calcext:value-type="float">
            <text:p>16076291488</text:p>
          </table:table-cell>
          <table:table-cell table:formula="of:=[.D49]/1024/1024/1024" office:value-type="float" office:value="14.9722131788731" calcext:value-type="float">
            <text:p>14.9722131788731</text:p>
          </table:table-cell>
        </table:table-row>
        <table:table-row table:style-name="ro1">
          <table:table-cell office:value-type="string" calcext:value-type="string">
            <text:p>Fix Vault-Window-Metal-Institute-40534-1-02-1565670781</text:p>
          </table:table-cell>
          <table:table-cell office:value-type="float" office:value="38494714" calcext:value-type="float">
            <text:p>38494714</text:p>
          </table:table-cell>
          <table:table-cell table:formula="of:=[.B50]/1024/1024/1024" office:value-type="float" office:value="0.0358509961515665" calcext:value-type="float">
            <text:p>0.0358509961515665</text:p>
          </table:table-cell>
          <table:table-cell office:value-type="float" office:value="67110960" calcext:value-type="float">
            <text:p>67110960</text:p>
          </table:table-cell>
          <table:table-cell table:formula="of:=[.D50]/1024/1024/1024" office:value-type="float" office:value="0.0625019520521164" calcext:value-type="float">
            <text:p>0.0625019520521164</text:p>
          </table:table-cell>
        </table:table-row>
        <table:table-row table:style-name="ro1">
          <table:table-cell office:value-type="string" calcext:value-type="string">
            <text:p>3. Restyle Pack – Fomod-23556-1-0-1565546849</text:p>
          </table:table-cell>
          <table:table-cell office:value-type="float" office:value="642218542" calcext:value-type="float">
            <text:p>642218542</text:p>
          </table:table-cell>
          <table:table-cell table:formula="of:=[.B51]/1024/1024/1024" office:value-type="float" office:value="0.598112626001239" calcext:value-type="float">
            <text:p>0.598112626001239</text:p>
          </table:table-cell>
          <table:table-cell table:formula="of:=47253229+757448080+11185120" office:value-type="float" office:value="815886429" calcext:value-type="float">
            <text:p>815886429</text:p>
          </table:table-cell>
          <table:table-cell table:formula="of:=[.D51]/1024/1024/1024" office:value-type="float" office:value="0.759853449650109" calcext:value-type="float">
            <text:p>0.7598534496501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bined and Overwritten</text:p>
          </table:table-cell>
          <table:table-cell table:number-columns-repeated="2"/>
          <table:table-cell office:value-type="float" office:value="55232566525" calcext:value-type="float">
            <text:p>55232566525</text:p>
          </table:table-cell>
          <table:table-cell table:formula="of:=[.D53]/1024/1024/1024" office:value-type="float" office:value="51.4393360586837" calcext:value-type="float">
            <text:p>51.43933605868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4:.B51])" office:value-type="float" office:value="44069243832" calcext:value-type="float">
            <text:p>44069243832</text:p>
          </table:table-cell>
          <table:table-cell table:formula="of:=SUM([.C44:.C51])" office:value-type="float" office:value="41.0426816269755" calcext:value-type="float">
            <text:p>41.0426816269755</text:p>
          </table:table-cell>
          <table:table-cell table:formula="of:=SUM([.D44:.D51])" office:value-type="float" office:value="80689669042" calcext:value-type="float">
            <text:p>80689669042</text:p>
          </table:table-cell>
          <table:table-cell table:formula="of:=SUM([.E44:.E51])" office:value-type="float" office:value="75.1481103170663" calcext:value-type="float">
            <text:p>75.1481103170663</text:p>
          </table:table-cell>
        </table:table-row>
      </table:table>
      <table:table table:name="Lux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tched BA2 File</text:p>
          </table:table-cell>
          <table:table-cell office:value-type="string" calcext:value-type="string">
            <text:p>File Size (Bytes)</text:p>
          </table:table-cell>
          <table:table-cell office:value-type="string" calcext:value-type="string">
            <text:p>File Size (GiB)</text:p>
          </table:table-cell>
          <table:table-cell office:value-type="string" calcext:value-type="string">
            <text:p>Uncompressed File Size (Bytes)</text:p>
          </table:table-cell>
          <table:table-cell office:value-type="string" calcext:value-type="string">
            <text:p>Uncompressed File Size (GiB)</text:p>
          </table:table-cell>
        </table:table-row>
        <table:table-row table:style-name="ro1">
          <table:table-cell office:value-type="string" calcext:value-type="string">
            <text:p>dlcCoastTextures</text:p>
          </table:table-cell>
          <table:table-cell office:value-type="float" office:value="3830282750" calcext:value-type="float">
            <text:p>3830282750</text:p>
          </table:table-cell>
          <table:table-cell table:formula="of:=[.B2]/1024/1024/1024" office:value-type="float" office:value="3.56722879223526" calcext:value-type="float">
            <text:p>3.56722879223526</text:p>
          </table:table-cell>
          <table:table-cell office:value-type="float" office:value="6813359300" calcext:value-type="float">
            <text:p>6813359300</text:p>
          </table:table-cell>
          <table:table-cell table:formula="of:=[.D2]/1024/1024/1024" office:value-type="float" office:value="6.34543532505631" calcext:value-type="float">
            <text:p>6.34543532505631</text:p>
          </table:table-cell>
        </table:table-row>
        <table:table-row table:style-name="ro1">
          <table:table-cell office:value-type="string" calcext:value-type="string">
            <text:p>dlcNukaWorldTextures</text:p>
          </table:table-cell>
          <table:table-cell office:value-type="float" office:value="6078554867" calcext:value-type="float">
            <text:p>6078554867</text:p>
          </table:table-cell>
          <table:table-cell table:formula="of:=[.B3]/1024/1024/1024" office:value-type="float" office:value="5.66109536867589" calcext:value-type="float">
            <text:p>5.66109536867589</text:p>
          </table:table-cell>
          <table:table-cell office:value-type="float" office:value="9169176316" calcext:value-type="float">
            <text:p>9169176316</text:p>
          </table:table-cell>
          <table:table-cell table:formula="of:=[.D3]/1024/1024/1024" office:value-type="float" office:value="8.53946089372039" calcext:value-type="float">
            <text:p>8.53946089372039</text:p>
          </table:table-cell>
        </table:table-row>
        <table:table-row table:style-name="ro1">
          <table:table-cell office:value-type="string" calcext:value-type="string">
            <text:p>dlcRobotTextures</text:p>
          </table:table-cell>
          <table:table-cell office:value-type="float" office:value="816375969" calcext:value-type="float">
            <text:p>816375969</text:p>
          </table:table-cell>
          <table:table-cell table:formula="of:=[.B4]/1024/1024/1024" office:value-type="float" office:value="0.760309369303286" calcext:value-type="float">
            <text:p>0.760309369303286</text:p>
          </table:table-cell>
          <table:table-cell office:value-type="float" office:value="1270025900" calcext:value-type="float">
            <text:p>1270025900</text:p>
          </table:table-cell>
          <table:table-cell table:formula="of:=[.D4]/1024/1024/1024" office:value-type="float" office:value="1.18280379101634" calcext:value-type="float">
            <text:p>1.18280379101634</text:p>
          </table:table-cell>
        </table:table-row>
        <table:table-row table:style-name="ro1">
          <table:table-cell office:value-type="string" calcext:value-type="string">
            <text:p>dlcWorkshop1Textures</text:p>
          </table:table-cell>
          <table:table-cell office:value-type="float" office:value="87785806" calcext:value-type="float">
            <text:p>87785806</text:p>
          </table:table-cell>
          <table:table-cell table:formula="of:=[.B5]/1024/1024/1024" office:value-type="float" office:value="0.0817569028586149" calcext:value-type="float">
            <text:p>0.0817569028586149</text:p>
          </table:table-cell>
          <table:table-cell office:value-type="float" office:value="150311684" calcext:value-type="float">
            <text:p>150311684</text:p>
          </table:table-cell>
          <table:table-cell table:formula="of:=[.D5]/1024/1024/1024" office:value-type="float" office:value="0.139988664537668" calcext:value-type="float">
            <text:p>0.139988664537668</text:p>
          </table:table-cell>
        </table:table-row>
        <table:table-row table:style-name="ro1">
          <table:table-cell office:value-type="string" calcext:value-type="string">
            <text:p>dlcWorkshop2Textures</text:p>
          </table:table-cell>
          <table:table-cell office:value-type="float" office:value="486840325" calcext:value-type="float">
            <text:p>486840325</text:p>
          </table:table-cell>
          <table:table-cell table:formula="of:=[.B6]/1024/1024/1024" office:value-type="float" office:value="0.453405384905636" calcext:value-type="float">
            <text:p>0.453405384905636</text:p>
          </table:table-cell>
          <table:table-cell office:value-type="float" office:value="802926204" calcext:value-type="float">
            <text:p>802926204</text:p>
          </table:table-cell>
          <table:table-cell table:formula="of:=[.D6]/1024/1024/1024" office:value-type="float" office:value="0.747783299535513" calcext:value-type="float">
            <text:p>0.747783299535513</text:p>
          </table:table-cell>
        </table:table-row>
        <table:table-row table:style-name="ro1">
          <table:table-cell office:value-type="string" calcext:value-type="string">
            <text:p>dlcWorkshop3Textures</text:p>
          </table:table-cell>
          <table:table-cell office:value-type="float" office:value="513805413" calcext:value-type="float">
            <text:p>513805413</text:p>
          </table:table-cell>
          <table:table-cell table:formula="of:=[.B7]/1024/1024/1024" office:value-type="float" office:value="0.478518580086529" calcext:value-type="float">
            <text:p>0.478518580086529</text:p>
          </table:table-cell>
          <table:table-cell office:value-type="float" office:value="758151360" calcext:value-type="float">
            <text:p>758151360</text:p>
          </table:table-cell>
          <table:table-cell table:formula="of:=[.D7]/1024/1024/1024" office:value-type="float" office:value="0.706083476543427" calcext:value-type="float">
            <text:p>0.706083476543427</text:p>
          </table:table-cell>
        </table:table-row>
        <table:table-row table:style-name="ro1">
          <table:table-cell office:value-type="string" calcext:value-type="string">
            <text:p>fallout4Textures1</text:p>
          </table:table-cell>
          <table:table-cell office:value-type="float" office:value="9908839789" calcext:value-type="float">
            <text:p>9908839789</text:p>
          </table:table-cell>
          <table:table-cell table:formula="of:=[.B8]/1024/1024/1024" office:value-type="float" office:value="9.22832618374378" calcext:value-type="float">
            <text:p>9.22832618374378</text:p>
          </table:table-cell>
          <table:table-cell office:value-type="float" office:value="14722552272" calcext:value-type="float">
            <text:p>14722552272</text:p>
          </table:table-cell>
          <table:table-cell table:formula="of:=[.D8]/1024/1024/1024" office:value-type="float" office:value="13.71144528687" calcext:value-type="float">
            <text:p>13.71144528687</text:p>
          </table:table-cell>
        </table:table-row>
        <table:table-row table:style-name="ro1">
          <table:table-cell office:value-type="string" calcext:value-type="string">
            <text:p>fallout4Textures2</text:p>
          </table:table-cell>
          <table:table-cell office:value-type="float" office:value="11944505236" calcext:value-type="float">
            <text:p>11944505236</text:p>
          </table:table-cell>
          <table:table-cell table:formula="of:=[.B9]/1024/1024/1024" office:value-type="float" office:value="11.1241873688996" calcext:value-type="float">
            <text:p>11.1241873688996</text:p>
          </table:table-cell>
          <table:table-cell office:value-type="float" office:value="17962149356" calcext:value-type="float">
            <text:p>17962149356</text:p>
          </table:table-cell>
          <table:table-cell table:formula="of:=[.D9]/1024/1024/1024" office:value-type="float" office:value="16.7285551838577" calcext:value-type="float">
            <text:p>16.7285551838577</text:p>
          </table:table-cell>
        </table:table-row>
        <table:table-row table:style-name="ro1">
          <table:table-cell office:value-type="string" calcext:value-type="string">
            <text:p>fallout4Textures3</text:p>
          </table:table-cell>
          <table:table-cell office:value-type="float" office:value="9263801651" calcext:value-type="float">
            <text:p>9263801651</text:p>
          </table:table-cell>
          <table:table-cell table:formula="of:=[.B10]/1024/1024/1024" office:value-type="float" office:value="8.62758760433644" calcext:value-type="float">
            <text:p>8.62758760433644</text:p>
          </table:table-cell>
          <table:table-cell office:value-type="float" office:value="14440029524" calcext:value-type="float">
            <text:p>14440029524</text:p>
          </table:table-cell>
          <table:table-cell table:formula="of:=[.D10]/1024/1024/1024" office:value-type="float" office:value="13.4483254738152" calcext:value-type="float">
            <text:p>13.4483254738152</text:p>
          </table:table-cell>
        </table:table-row>
        <table:table-row table:style-name="ro1">
          <table:table-cell office:value-type="string" calcext:value-type="string">
            <text:p>fallout4Textures4</text:p>
          </table:table-cell>
          <table:table-cell office:value-type="float" office:value="8320531104" calcext:value-type="float">
            <text:p>8320531104</text:p>
          </table:table-cell>
          <table:table-cell table:formula="of:=[.B11]/1024/1024/1024" office:value-type="float" office:value="7.74909844994545" calcext:value-type="float">
            <text:p>7.74909844994545</text:p>
          </table:table-cell>
          <table:table-cell office:value-type="float" office:value="12719057268" calcext:value-type="float">
            <text:p>12719057268</text:p>
          </table:table-cell>
          <table:table-cell table:formula="of:=[.D11]/1024/1024/1024" office:value-type="float" office:value="11.8455451615155" calcext:value-type="float">
            <text:p>11.8455451615155</text:p>
          </table:table-cell>
        </table:table-row>
        <table:table-row table:style-name="ro1">
          <table:table-cell office:value-type="string" calcext:value-type="string">
            <text:p>fallout4Textures5</text:p>
          </table:table-cell>
          <table:table-cell office:value-type="float" office:value="5425337665" calcext:value-type="float">
            <text:p>5425337665</text:p>
          </table:table-cell>
          <table:table-cell table:formula="of:=[.B12]/1024/1024/1024" office:value-type="float" office:value="5.05273944232613" calcext:value-type="float">
            <text:p>5.05273944232613</text:p>
          </table:table-cell>
          <table:table-cell office:value-type="float" office:value="8427086292" calcext:value-type="float">
            <text:p>8427086292</text:p>
          </table:table-cell>
          <table:table-cell table:formula="of:=[.D12]/1024/1024/1024" office:value-type="float" office:value="7.84833570197225" calcext:value-type="float">
            <text:p>7.84833570197225</text:p>
          </table:table-cell>
        </table:table-row>
        <table:table-row table:style-name="ro1">
          <table:table-cell office:value-type="string" calcext:value-type="string">
            <text:p>fallout4Textures6</text:p>
          </table:table-cell>
          <table:table-cell office:value-type="float" office:value="3671418492" calcext:value-type="float">
            <text:p>3671418492</text:p>
          </table:table-cell>
          <table:table-cell table:formula="of:=[.B13]/1024/1024/1024" office:value-type="float" office:value="3.41927492246032" calcext:value-type="float">
            <text:p>3.41927492246032</text:p>
          </table:table-cell>
          <table:table-cell office:value-type="float" office:value="6287365780" calcext:value-type="float">
            <text:p>6287365780</text:p>
          </table:table-cell>
          <table:table-cell table:formula="of:=[.D13]/1024/1024/1024" office:value-type="float" office:value="5.85556568577886" calcext:value-type="float">
            <text:p>5.85556568577886</text:p>
          </table:table-cell>
        </table:table-row>
        <table:table-row table:style-name="ro1">
          <table:table-cell office:value-type="string" calcext:value-type="string">
            <text:p>fallout4Textures7</text:p>
          </table:table-cell>
          <table:table-cell office:value-type="float" office:value="545959220" calcext:value-type="float">
            <text:p>545959220</text:p>
          </table:table-cell>
          <table:table-cell table:formula="of:=[.B14]/1024/1024/1024" office:value-type="float" office:value="0.508464146405458" calcext:value-type="float">
            <text:p>0.508464146405458</text:p>
          </table:table-cell>
          <table:table-cell office:value-type="float" office:value="1237517520" calcext:value-type="float">
            <text:p>1237517520</text:p>
          </table:table-cell>
          <table:table-cell table:formula="of:=[.D14]/1024/1024/1024" office:value-type="float" office:value="1.15252800285816" calcext:value-type="float">
            <text:p>1.15252800285816</text:p>
          </table:table-cell>
        </table:table-row>
        <table:table-row table:style-name="ro1">
          <table:table-cell office:value-type="string" calcext:value-type="string">
            <text:p>fallout4Textures8</text:p>
          </table:table-cell>
          <table:table-cell office:value-type="float" office:value="602176127" calcext:value-type="float">
            <text:p>602176127</text:p>
          </table:table-cell>
          <table:table-cell table:formula="of:=[.B15]/1024/1024/1024" office:value-type="float" office:value="0.560820220969617" calcext:value-type="float">
            <text:p>0.560820220969617</text:p>
          </table:table-cell>
          <table:table-cell office:value-type="float" office:value="1238390200" calcext:value-type="float">
            <text:p>1238390200</text:p>
          </table:table-cell>
          <table:table-cell table:formula="of:=[.D15]/1024/1024/1024" office:value-type="float" office:value="1.15334074944258" calcext:value-type="float">
            <text:p>1.15334074944258</text:p>
          </table:table-cell>
        </table:table-row>
        <table:table-row table:style-name="ro1">
          <table:table-cell office:value-type="string" calcext:value-type="string">
            <text:p>fallout4Textures9</text:p>
          </table:table-cell>
          <table:table-cell office:value-type="float" office:value="2820836861" calcext:value-type="float">
            <text:p>2820836861</text:p>
          </table:table-cell>
          <table:table-cell table:formula="of:=[.B16]/1024/1024/1024" office:value-type="float" office:value="2.62710904795676" calcext:value-type="float">
            <text:p>2.62710904795676</text:p>
          </table:table-cell>
          <table:table-cell office:value-type="float" office:value="4600678268" calcext:value-type="float">
            <text:p>4600678268</text:p>
          </table:table-cell>
          <table:table-cell table:formula="of:=[.D16]/1024/1024/1024" office:value-type="float" office:value="4.28471552953124" calcext:value-type="float">
            <text:p>4.284715529531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6])" office:value-type="float" office:value="64317051275" calcext:value-type="float">
            <text:p>64317051275</text:p>
          </table:table-cell>
          <table:table-cell table:formula="of:=SUM([.C2:.C16])" office:value-type="float" office:value="59.8999217851087" calcext:value-type="float">
            <text:p>59.8999217851087</text:p>
          </table:table-cell>
          <table:table-cell table:formula="of:=SUM([.D2:.D16])" office:value-type="float" office:value="100598777244" calcext:value-type="float">
            <text:p>100598777244</text:p>
          </table:table-cell>
          <table:table-cell table:formula="of:=SUM([.E2:.E16])" office:value-type="float" office:value="93.6899122260511" calcext:value-type="float">
            <text:p>93.689912226051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6])" office:value-type="float" office:value="11944505236" calcext:value-type="float">
            <text:p>11944505236</text:p>
          </table:table-cell>
          <table:table-cell table:formula="of:=MAX([.C2:.C16])" office:value-type="float" office:value="11.1241873688996" calcext:value-type="float">
            <text:p>11.1241873688996</text:p>
          </table:table-cell>
          <table:table-cell table:formula="of:=MAX([.D2:.D16])" office:value-type="float" office:value="17962149356" calcext:value-type="float">
            <text:p>17962149356</text:p>
          </table:table-cell>
          <table:table-cell table:formula="of:=MAX([.E2:.E16])" office:value-type="float" office:value="16.7285551838577" calcext:value-type="float">
            <text:p>16.728555183857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tched BA2 File</text:p>
          </table:table-cell>
          <table:table-cell office:value-type="string" calcext:value-type="string">
            <text:p>File Size (Bytes)</text:p>
          </table:table-cell>
          <table:table-cell office:value-type="string" calcext:value-type="string">
            <text:p>File Size (GiB)</text:p>
          </table:table-cell>
          <table:table-cell office:value-type="string" calcext:value-type="string">
            <text:p>Uncompressed File Size (Bytes)</text:p>
          </table:table-cell>
          <table:table-cell office:value-type="string" calcext:value-type="string">
            <text:p>Uncompressed File Size (GiB)</text:p>
          </table:table-cell>
        </table:table-row>
        <table:table-row table:style-name="ro1">
          <table:table-cell office:value-type="string" calcext:value-type="string">
            <text:p>dlcCoastTextures</text:p>
          </table:table-cell>
          <table:table-cell office:value-type="float" office:value="2096875546" calcext:value-type="float">
            <text:p>2096875546</text:p>
          </table:table-cell>
          <table:table-cell table:formula="of:=[.B23]/1024/1024/1024" office:value-type="float" office:value="1.95286753214896" calcext:value-type="float">
            <text:p>1.95286753214896</text:p>
          </table:table-cell>
          <table:table-cell/>
          <table:table-cell table:formula="of:=[.D23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NukaWorldTextures</text:p>
          </table:table-cell>
          <table:table-cell office:value-type="float" office:value="3105485294" calcext:value-type="float">
            <text:p>3105485294</text:p>
          </table:table-cell>
          <table:table-cell table:formula="of:=[.B24]/1024/1024/1024" office:value-type="float" office:value="2.89220855943859" calcext:value-type="float">
            <text:p>2.89220855943859</text:p>
          </table:table-cell>
          <table:table-cell/>
          <table:table-cell table:formula="of:=[.D24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RobotTextures</text:p>
          </table:table-cell>
          <table:table-cell office:value-type="float" office:value="301070795" calcext:value-type="float">
            <text:p>301070795</text:p>
          </table:table-cell>
          <table:table-cell table:formula="of:=[.B25]/1024/1024/1024" office:value-type="float" office:value="0.280394027940929" calcext:value-type="float">
            <text:p>0.280394027940929</text:p>
          </table:table-cell>
          <table:table-cell/>
          <table:table-cell table:formula="of:=[.D25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Workshop1Textures</text:p>
          </table:table-cell>
          <table:table-cell office:value-type="float" office:value="35920716" calcext:value-type="float">
            <text:p>35920716</text:p>
          </table:table-cell>
          <table:table-cell table:formula="of:=[.B26]/1024/1024/1024" office:value-type="float" office:value="0.0334537737071514" calcext:value-type="float">
            <text:p>0.0334537737071514</text:p>
          </table:table-cell>
          <table:table-cell/>
          <table:table-cell table:formula="of:=[.D26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Workshop2Textures</text:p>
          </table:table-cell>
          <table:table-cell office:value-type="float" office:value="213100442" calcext:value-type="float">
            <text:p>213100442</text:p>
          </table:table-cell>
          <table:table-cell table:formula="of:=[.B27]/1024/1024/1024" office:value-type="float" office:value="0.198465252295136" calcext:value-type="float">
            <text:p>0.198465252295136</text:p>
          </table:table-cell>
          <table:table-cell/>
          <table:table-cell table:formula="of:=[.D27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lcWorkshop3Textures</text:p>
          </table:table-cell>
          <table:table-cell office:value-type="float" office:value="187790820" calcext:value-type="float">
            <text:p>187790820</text:p>
          </table:table-cell>
          <table:table-cell table:formula="of:=[.B28]/1024/1024/1024" office:value-type="float" office:value="0.174893829971552" calcext:value-type="float">
            <text:p>0.174893829971552</text:p>
          </table:table-cell>
          <table:table-cell/>
          <table:table-cell table:formula="of:=[.D28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1</text:p>
          </table:table-cell>
          <table:table-cell office:value-type="float" office:value="7943605510" calcext:value-type="float">
            <text:p>7943605510</text:p>
          </table:table-cell>
          <table:table-cell table:formula="of:=[.B29]/1024/1024/1024" office:value-type="float" office:value="7.3980591353029" calcext:value-type="float">
            <text:p>7.3980591353029</text:p>
          </table:table-cell>
          <table:table-cell/>
          <table:table-cell table:formula="of:=[.D29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2</text:p>
          </table:table-cell>
          <table:table-cell office:value-type="float" office:value="7621015830" calcext:value-type="float">
            <text:p>7621015830</text:p>
          </table:table-cell>
          <table:table-cell table:formula="of:=[.B30]/1024/1024/1024" office:value-type="float" office:value="7.09762408398092" calcext:value-type="float">
            <text:p>7.09762408398092</text:p>
          </table:table-cell>
          <table:table-cell/>
          <table:table-cell table:formula="of:=[.D30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3</text:p>
          </table:table-cell>
          <table:table-cell office:value-type="float" office:value="5340593700" calcext:value-type="float">
            <text:p>5340593700</text:p>
          </table:table-cell>
          <table:table-cell table:formula="of:=[.B31]/1024/1024/1024" office:value-type="float" office:value="4.9738154746592" calcext:value-type="float">
            <text:p>4.9738154746592</text:p>
          </table:table-cell>
          <table:table-cell/>
          <table:table-cell table:formula="of:=[.D31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4</text:p>
          </table:table-cell>
          <table:table-cell office:value-type="float" office:value="4451698360" calcext:value-type="float">
            <text:p>4451698360</text:p>
          </table:table-cell>
          <table:table-cell table:formula="of:=[.B32]/1024/1024/1024" office:value-type="float" office:value="4.1459671780467" calcext:value-type="float">
            <text:p>4.1459671780467</text:p>
          </table:table-cell>
          <table:table-cell/>
          <table:table-cell table:formula="of:=[.D32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5</text:p>
          </table:table-cell>
          <table:table-cell office:value-type="float" office:value="3825942398" calcext:value-type="float">
            <text:p>3825942398</text:p>
          </table:table-cell>
          <table:table-cell table:formula="of:=[.B33]/1024/1024/1024" office:value-type="float" office:value="3.56318652443588" calcext:value-type="float">
            <text:p>3.56318652443588</text:p>
          </table:table-cell>
          <table:table-cell/>
          <table:table-cell table:formula="of:=[.D33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6</text:p>
          </table:table-cell>
          <table:table-cell office:value-type="float" office:value="2467159498" calcext:value-type="float">
            <text:p>2467159498</text:p>
          </table:table-cell>
          <table:table-cell table:formula="of:=[.B34]/1024/1024/1024" office:value-type="float" office:value="2.29772133566439" calcext:value-type="float">
            <text:p>2.29772133566439</text:p>
          </table:table-cell>
          <table:table-cell/>
          <table:table-cell table:formula="of:=[.D34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7</text:p>
          </table:table-cell>
          <table:table-cell office:value-type="float" office:value="722009972" calcext:value-type="float">
            <text:p>722009972</text:p>
          </table:table-cell>
          <table:table-cell table:formula="of:=[.B35]/1024/1024/1024" office:value-type="float" office:value="0.67242418602109" calcext:value-type="float">
            <text:p>0.67242418602109</text:p>
          </table:table-cell>
          <table:table-cell/>
          <table:table-cell table:formula="of:=[.D35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8</text:p>
          </table:table-cell>
          <table:table-cell office:value-type="float" office:value="790042919" calcext:value-type="float">
            <text:p>790042919</text:p>
          </table:table-cell>
          <table:table-cell table:formula="of:=[.B36]/1024/1024/1024" office:value-type="float" office:value="0.735784805379808" calcext:value-type="float">
            <text:p>0.735784805379808</text:p>
          </table:table-cell>
          <table:table-cell/>
          <table:table-cell table:formula="of:=[.D36]/1024/1024/10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lout4Textures9</text:p>
          </table:table-cell>
          <table:table-cell office:value-type="float" office:value="1385760950" calcext:value-type="float">
            <text:p>1385760950</text:p>
          </table:table-cell>
          <table:table-cell table:formula="of:=[.B37]/1024/1024/1024" office:value-type="float" office:value="1.29059045575559" calcext:value-type="float">
            <text:p>1.29059045575559</text:p>
          </table:table-cell>
          <table:table-cell/>
          <table:table-cell table:formula="of:=[.D37]/1024/1024/102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3:.B37])" office:value-type="float" office:value="40488072750" calcext:value-type="float">
            <text:p>40488072750</text:p>
          </table:table-cell>
          <table:table-cell table:formula="of:=SUM([.C23:.C37])" office:value-type="float" office:value="37.7074561547488" calcext:value-type="float">
            <text:p>37.7074561547488</text:p>
          </table:table-cell>
          <table:table-cell table:formula="of:=SUM([.D23:.D37])" office:value-type="float" office:value="0" calcext:value-type="float">
            <text:p>0</text:p>
          </table:table-cell>
          <table:table-cell table:formula="of:=SUM([.E23:.E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3:.B37])" office:value-type="float" office:value="7943605510" calcext:value-type="float">
            <text:p>7943605510</text:p>
          </table:table-cell>
          <table:table-cell table:formula="of:=MAX([.C23:.C37])" office:value-type="float" office:value="7.3980591353029" calcext:value-type="float">
            <text:p>7.3980591353029</text:p>
          </table:table-cell>
          <table:table-cell table:formula="of:=MAX([.D23:.D37])" office:value-type="float" office:value="0" calcext:value-type="float">
            <text:p>0</text:p>
          </table:table-cell>
          <table:table-cell table:formula="of:=MAX([.E23:.E3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ack File</text:p>
          </table:table-cell>
          <table:table-cell office:value-type="string" calcext:value-type="string">
            <text:p>Compressed File Size (Bytes)</text:p>
          </table:table-cell>
          <table:table-cell office:value-type="string" calcext:value-type="string">
            <text:p>Compressed File Size (GiB)</text:p>
          </table:table-cell>
          <table:table-cell office:value-type="string" calcext:value-type="string">
            <text:p>Uncompressed File Size (Bytes)</text:p>
          </table:table-cell>
          <table:table-cell office:value-type="string" calcext:value-type="string">
            <text:p>Uncompressed File Size (GiB)</text:p>
          </table:table-cell>
        </table:table-row>
        <table:table-row table:style-name="ro1">
          <table:table-cell office:value-type="string" calcext:value-type="string">
            <text:p>1. Performance Overhaul-23556-1-0-1565601510</text:p>
          </table:table-cell>
          <table:table-cell office:value-type="float" office:value="10009580533" calcext:value-type="float">
            <text:p>10009580533</text:p>
          </table:table-cell>
          <table:table-cell table:formula="of:=[.B44]/1024/1024/1024" office:value-type="float" office:value="9.32214831281453" calcext:value-type="float">
            <text:p>9.32214831281453</text:p>
          </table:table-cell>
          <table:table-cell office:value-type="float" office:value="18318719336" calcext:value-type="float">
            <text:p>18318719336</text:p>
          </table:table-cell>
          <table:table-cell table:formula="of:=[.D44]/1024/1024/1024" office:value-type="float" office:value="17.0606368556619" calcext:value-type="float">
            <text:p>17.0606368556619</text:p>
          </table:table-cell>
        </table:table-row>
        <table:table-row table:style-name="ro1">
          <table:table-cell office:value-type="string" calcext:value-type="string">
            <text:p>2a. Main Repack - Part One-23556-1-0-1565616028</text:p>
          </table:table-cell>
          <table:table-cell office:value-type="float" office:value="6461194212" calcext:value-type="float">
            <text:p>6461194212</text:p>
          </table:table-cell>
          <table:table-cell table:formula="of:=[.B45]/1024/1024/1024" office:value-type="float" office:value="6.01745602861047" calcext:value-type="float">
            <text:p>6.01745602861047</text:p>
          </table:table-cell>
          <table:table-cell office:value-type="float" office:value="11633468452" calcext:value-type="float">
            <text:p>11633468452</text:p>
          </table:table-cell>
          <table:table-cell table:formula="of:=[.D45]/1024/1024/1024" office:value-type="float" office:value="10.8345117904246" calcext:value-type="float">
            <text:p>10.8345117904246</text:p>
          </table:table-cell>
        </table:table-row>
        <table:table-row table:style-name="ro1">
          <table:table-cell office:value-type="string" calcext:value-type="string">
            <text:p>2b. Main Repack - Part Two-23556-1-0-1565980979</text:p>
          </table:table-cell>
          <table:table-cell office:value-type="float" office:value="8090229305" calcext:value-type="float">
            <text:p>8090229305</text:p>
          </table:table-cell>
          <table:table-cell table:formula="of:=[.B46]/1024/1024/1024" office:value-type="float" office:value="7.53461318556219" calcext:value-type="float">
            <text:p>7.53461318556219</text:p>
          </table:table-cell>
          <table:table-cell office:value-type="float" office:value="14843294913" calcext:value-type="float">
            <text:p>14843294913</text:p>
          </table:table-cell>
          <table:table-cell table:formula="of:=[.D46]/1024/1024/1024" office:value-type="float" office:value="13.823895634152" calcext:value-type="float">
            <text:p>13.823895634152</text:p>
          </table:table-cell>
        </table:table-row>
        <table:table-row table:style-name="ro1">
          <table:table-cell office:value-type="string" calcext:value-type="string">
            <text:p>2c. Main Reapack - Part Three-23556-1-0-1565605113</text:p>
          </table:table-cell>
          <table:table-cell office:value-type="float" office:value="3100799827" calcext:value-type="float">
            <text:p>3100799827</text:p>
          </table:table-cell>
          <table:table-cell table:formula="of:=[.B47]/1024/1024/1024" office:value-type="float" office:value="2.88784487824887" calcext:value-type="float">
            <text:p>2.88784487824887</text:p>
          </table:table-cell>
          <table:table-cell office:value-type="float" office:value="5702597788" calcext:value-type="float">
            <text:p>5702597788</text:p>
          </table:table-cell>
          <table:table-cell table:formula="of:=[.D47]/1024/1024/1024" office:value-type="float" office:value="5.31095805391669" calcext:value-type="float">
            <text:p>5.31095805391669</text:p>
          </table:table-cell>
        </table:table-row>
        <table:table-row table:style-name="ro1">
          <table:table-cell office:value-type="string" calcext:value-type="string">
            <text:p>2a. Quality Addon - Part One-23556-1-0-1565546826</text:p>
          </table:table-cell>
          <table:table-cell office:value-type="float" office:value="6992674100" calcext:value-type="float">
            <text:p>6992674100</text:p>
          </table:table-cell>
          <table:table-cell table:formula="of:=[.B48]/1024/1024/1024" office:value-type="float" office:value="6.51243524625897" calcext:value-type="float">
            <text:p>6.51243524625897</text:p>
          </table:table-cell>
          <table:table-cell office:value-type="float" office:value="13232299676" calcext:value-type="float">
            <text:p>13232299676</text:p>
          </table:table-cell>
          <table:table-cell table:formula="of:=[.D48]/1024/1024/1024" office:value-type="float" office:value="12.3235394023359" calcext:value-type="float">
            <text:p>12.3235394023359</text:p>
          </table:table-cell>
        </table:table-row>
        <table:table-row table:style-name="ro1">
          <table:table-cell office:value-type="string" calcext:value-type="string">
            <text:p>2b. Quality Overhaul - Part Two-23556-1-0-1565980973</text:p>
          </table:table-cell>
          <table:table-cell office:value-type="float" office:value="8734052599" calcext:value-type="float">
            <text:p>8734052599</text:p>
          </table:table-cell>
          <table:table-cell table:formula="of:=[.B49]/1024/1024/1024" office:value-type="float" office:value="8.13422035332769" calcext:value-type="float">
            <text:p>8.13422035332769</text:p>
          </table:table-cell>
          <table:table-cell office:value-type="float" office:value="16076291488" calcext:value-type="float">
            <text:p>16076291488</text:p>
          </table:table-cell>
          <table:table-cell table:formula="of:=[.D49]/1024/1024/1024" office:value-type="float" office:value="14.9722131788731" calcext:value-type="float">
            <text:p>14.9722131788731</text:p>
          </table:table-cell>
        </table:table-row>
        <table:table-row table:style-name="ro1">
          <table:table-cell office:value-type="string" calcext:value-type="string">
            <text:p>Fix Vault-Window-Metal-Institute-40534-1-02-1565670781</text:p>
          </table:table-cell>
          <table:table-cell office:value-type="float" office:value="38494714" calcext:value-type="float">
            <text:p>38494714</text:p>
          </table:table-cell>
          <table:table-cell table:formula="of:=[.B50]/1024/1024/1024" office:value-type="float" office:value="0.0358509961515665" calcext:value-type="float">
            <text:p>0.0358509961515665</text:p>
          </table:table-cell>
          <table:table-cell office:value-type="float" office:value="67110960" calcext:value-type="float">
            <text:p>67110960</text:p>
          </table:table-cell>
          <table:table-cell table:formula="of:=[.D50]/1024/1024/1024" office:value-type="float" office:value="0.0625019520521164" calcext:value-type="float">
            <text:p>0.0625019520521164</text:p>
          </table:table-cell>
        </table:table-row>
        <table:table-row table:style-name="ro1">
          <table:table-cell office:value-type="string" calcext:value-type="string">
            <text:p>3. Restyle Pack – Fomod-23556-1-0-1565546849</text:p>
          </table:table-cell>
          <table:table-cell office:value-type="float" office:value="642218542" calcext:value-type="float">
            <text:p>642218542</text:p>
          </table:table-cell>
          <table:table-cell table:formula="of:=[.B51]/1024/1024/1024" office:value-type="float" office:value="0.598112626001239" calcext:value-type="float">
            <text:p>0.598112626001239</text:p>
          </table:table-cell>
          <table:table-cell table:formula="of:=47253229+757448080+11185120" office:value-type="float" office:value="815886429" calcext:value-type="float">
            <text:p>815886429</text:p>
          </table:table-cell>
          <table:table-cell table:formula="of:=[.D51]/1024/1024/1024" office:value-type="float" office:value="0.759853449650109" calcext:value-type="float">
            <text:p>0.7598534496501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bined and Overwritten</text:p>
          </table:table-cell>
          <table:table-cell table:number-columns-repeated="2"/>
          <table:table-cell office:value-type="float" office:value="55232566525" calcext:value-type="float">
            <text:p>55232566525</text:p>
          </table:table-cell>
          <table:table-cell table:formula="of:=[.D53]/1024/1024/1024" office:value-type="float" office:value="51.4393360586837" calcext:value-type="float">
            <text:p>51.43933605868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4:.B51])" office:value-type="float" office:value="44069243832" calcext:value-type="float">
            <text:p>44069243832</text:p>
          </table:table-cell>
          <table:table-cell table:formula="of:=SUM([.C44:.C51])" office:value-type="float" office:value="41.0426816269755" calcext:value-type="float">
            <text:p>41.0426816269755</text:p>
          </table:table-cell>
          <table:table-cell table:formula="of:=SUM([.D44:.D51])" office:value-type="float" office:value="80689669042" calcext:value-type="float">
            <text:p>80689669042</text:p>
          </table:table-cell>
          <table:table-cell table:formula="of:=SUM([.E44:.E51])" office:value-type="float" office:value="75.1481103170663" calcext:value-type="float">
            <text:p>75.1481103170663</text:p>
          </table:table-cell>
        </table:table-row>
      </table:table>
      <table:named-expressions/>
      <table:database-ranges>
        <table:database-range table:name="__Anonymous_Sheet_DB__0" table:target-range-address="Vanilla.B23:Vanilla.B3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Luxor.B2:Luxor.B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ragmataPro Mono" svg:font-family="'PragmataPro Mono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07:38:49.4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4:47:05.057000000</meta:creation-date>
    <dc:date>2022-06-25T14:29:27.504000000</dc:date>
    <meta:editing-duration>P2DT21H28M21S</meta:editing-duration>
    <meta:editing-cycles>5</meta:editing-cycles>
    <meta:generator>LibreOffice/7.2.0.4$Windows_X86_64 LibreOffice_project/9a9c6381e3f7a62afc1329bd359cc48accb6435b</meta:generator>
    <meta:document-statistic meta:table-count="2" meta:cell-count="406" meta:object-count="0"/>
  </office:meta>
</office:document-meta>
</file>